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c2792" fo:background-color="transparent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c2792" fo:background-color="transparent" style:font-name-asian="Garamond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rsid="001c2792" officeooo:paragraph-rsid="001c2792" fo:background-color="transparent" style:font-name-asian="Garamond" style:font-size-asian="18pt" style:font-weight-asian="bold" style:font-name-complex="Garamond" style:font-size-complex="18pt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c2792" fo:background-color="transparent" style:font-size-asian="18pt" style:font-weight-asian="bold" style:font-name-complex="Garamond" style:font-size-complex="18pt" style:font-weight-complex="bold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c2792" fo:background-color="transparent" style:font-size-asian="18pt" style:font-name-complex="Garamond" style:font-size-complex="18pt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c2792" fo:background-color="transparent" style:font-size-asian="18pt" style:font-name-complex="Garamond" style:font-size-complex="18pt"/>
    </style:style>
    <style:style style:name="P7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da026" officeooo:paragraph-rsid="001da026" fo:background-color="transparent" style:font-size-asian="16pt" style:font-weight-asian="bold" style:font-name-complex="Garamond" style:font-size-complex="16pt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none" fo:font-weight="normal" officeooo:rsid="001da026" officeooo:paragraph-rsid="001da026" fo:background-color="transparent" style:font-size-asian="16pt" style:font-weight-asian="normal" style:font-name-complex="Garamond" style:font-size-complex="16pt" style:font-weight-complex="normal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none" fo:font-weight="normal" officeooo:rsid="0020af03" officeooo:paragraph-rsid="0020af03" fo:background-color="transparent" style:font-size-asian="16pt" style:font-weight-asian="normal" style:font-name-complex="Garamond" style:font-size-complex="16pt" style:font-weight-complex="normal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c2792"/>
    </style:style>
    <style:style style:name="P11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c2792" fo:background-color="transparent" style:font-name-asian="Garamond" style:font-size-asian="18pt" style:font-weight-asian="bold" style:font-name-complex="Garamond" style:font-size-complex="18pt" style:font-weight-complex="bold"/>
    </style:style>
    <style:style style:name="P12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none" fo:font-weight="normal" officeooo:rsid="001da026" officeooo:paragraph-rsid="001da026" fo:background-color="transparent" style:font-size-asian="16pt" style:font-weight-asian="normal" style:font-name-complex="Garamond" style:font-size-complex="16pt" style:font-weight-complex="normal"/>
    </style:style>
    <style:style style:name="P13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none" fo:font-weight="normal" officeooo:rsid="00229a60" officeooo:paragraph-rsid="00229a60" fo:background-color="transparent" style:font-size-asian="16pt" style:font-weight-asian="normal" style:font-name-complex="Garamond" style:font-size-complex="16pt" style:font-weight-complex="normal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2"/>
      <text:p text:style-name="P2"/>
      <text:p text:style-name="P2"/>
      <text:p text:style-name="P2"><text:s/></text:p>
      <text:h text:style-name="P1" text:outline-level="1">PROG5 - Projet logiciel <text:line-break/>2014-2015</text:h>
      <text:p text:style-name="P4"/>
      <text:p text:style-name="P4"/>
      <text:p text:style-name="P4"/>
      <text:p text:style-name="P3">Liste des fonctionalités</text:p>
      <text:p text:style-name="P5"/>
      <text:p text:style-name="P5"/>
      <text:p text:style-name="P5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éalisé<text:span text:style-name="T1"> </text:span>par :</text:p>
      <text:p text:style-name="P5"><text:span text:style-name="T3">COUTAUD</text:span><text:span text:style-name="T6"> Ulysse</text:span><text:span text:style-name="T5">,</text:span></text:p>
      <text:p text:style-name="P5"><text:span text:style-name="T2">SID-LAKHDAR</text:span><text:span text:style-name="T1"> <text:s/></text:span>Riyane<text:span text:style-name="T1">,</text:span></text:p>
      <text:p text:style-name="P5"><text:span text:style-name="T4">OCHIER</text:span><text:span text:style-name="T7"> Sebastien,</text:span></text:p>
      <text:p text:style-name="P5"><text:span text:style-name="T7"><text:s/></text:span><text:span text:style-name="T4">SELLAM</text:span><text:span text:style-name="T7"> Louis</text:span></text:p>
      <text:p text:style-name="P6">(L3 informatique)</text:p>
      <text:p text:style-name="P5"/>
      <text:p text:style-name="P5"/>
      <text:p text:style-name="P5"/>
      <text:p text:style-name="P5"/>
      <text:p text:style-name="P5">Janvier 2015</text:p>
      <text:p text:style-name="P7"><text:soft-page-break/>Data_processing : </text:p>
      <text:p text:style-name="P7"/>
      <text:section text:style-name="Sect1" text:name="Section1">
        <text:p text:style-name="P8">AND</text:p>
        <text:p text:style-name="P8">EOR</text:p>
        <text:p text:style-name="P8">SUB</text:p>
        <text:p text:style-name="P8">RSB</text:p>
        <text:p text:style-name="P8">ADD</text:p>
        <text:p text:style-name="P8">ADC</text:p>
        <text:p text:style-name="P8">SBC</text:p>
        <text:p text:style-name="P8">RSC</text:p>
        <text:p text:style-name="P8">ORR</text:p>
        <text:p text:style-name="P8">MOV</text:p>
        <text:p text:style-name="P8">BIC</text:p>
        <text:p text:style-name="P8">MVN</text:p>
        <text:p text:style-name="P8">TST</text:p>
        <text:p text:style-name="P8">TEQ</text:p>
        <text:p text:style-name="P8">CMP</text:p>
        <text:p text:style-name="P8">CMN</text:p>
        <text:p text:style-name="P13">MUL</text:p>
      </text:section>
      <text:p text:style-name="P8"/>
      <text:p text:style-name="P8">Tous les addressing mode page 442 ont été implantés.</text:p>
      <text:p text:style-name="P7"/>
      <text:p text:style-name="P7">Load_Store :</text:p>
      <text:p text:style-name="P8"/>
      <text:section text:style-name="Sect1" text:name="Section2">
        <text:p text:style-name="P8">LDR</text:p>
        <text:p text:style-name="P8">LDRB</text:p>
        <text:p text:style-name="P8">LDRH</text:p>
        <text:p text:style-name="P8">LDRD</text:p>
        <text:p text:style-name="P8">LDRSB</text:p>
        <text:p text:style-name="P8">LDRSH</text:p>
        <text:p text:style-name="P8">LDM</text:p>
        <text:p text:style-name="P8">LDM(2)</text:p>
        <text:p text:style-name="P8">LDM(3)</text:p>
        <text:p text:style-name="P9">LDRBT</text:p>
        <text:p text:style-name="P9">LDRT</text:p>
        <text:p text:style-name="P8">STR</text:p>
        <text:p text:style-name="P8">STRB</text:p>
        <text:p text:style-name="P8">STRH</text:p>
        <text:p text:style-name="P8">STRD</text:p>
        <text:p text:style-name="P8">STM</text:p>
        <text:p text:style-name="P8">STM(2)</text:p>
        <text:p text:style-name="P8">STRSB</text:p>
        <text:p text:style-name="P9">STRBT</text:p>
        <text:p text:style-name="P9">STRT</text:p>
        <text:p text:style-name="P8"/>
        <text:p text:style-name="P8"/>
      </text:section>
      <text:p text:style-name="P8"/>
      <text:p text:style-name="P8">Tous les addressing mode page 458, 473, 481 ont été implantés.</text:p>
      <text:p text:style-name="P7"/>
      <text:p text:style-name="P7">Branch_other :</text:p>
      <text:p text:style-name="P7"/>
      <text:p text:style-name="P8">B/BL</text:p>
      <text:p text:style-name="P8">BLX</text:p>
      <text:p text:style-name="P8">MRS</text:p>
      <text:p text:style-name="P8">MSR</text:p>
      <text:p text:style-name="P9">SWI</text:p>
      <text:p text:style-name="P8"/>
      <text:p text:style-name="P9"><text:soft-page-break/>Toutes les instruction demandées ont été implantées.</text:p>
      <text:p text:style-name="P9">Liste des instructions manquantes (non demandées par le sujet) :</text:p>
      <text:section text:style-name="Sect2" text:name="Section3">
        <text:p text:style-name="P9">BKPT</text:p>
        <text:p text:style-name="P9">BX</text:p>
        <text:p text:style-name="P9">BXJ</text:p>
        <text:p text:style-name="P9">CDP</text:p>
        <text:p text:style-name="P9">CLZ</text:p>
        <text:p text:style-name="P9">CPS</text:p>
        <text:p text:style-name="P9">CPY</text:p>
        <text:p text:style-name="P9">LDC</text:p>
        <text:p text:style-name="P9">LDREX</text:p>
        <text:p text:style-name="P9">MCR</text:p>
        <text:p text:style-name="P9">MCRR</text:p>
        <text:p text:style-name="P9">MLA</text:p>
        <text:p text:style-name="P9">MRC</text:p>
        <text:p text:style-name="P9">MRRC</text:p>
        <text:p text:style-name="P9">PKHBT</text:p>
        <text:p text:style-name="P9">PKHTB</text:p>
        <text:p text:style-name="P9">PLD</text:p>
        <text:p text:style-name="P9">QADD</text:p>
        <text:p text:style-name="P9">QADD16</text:p>
        <text:p text:style-name="P9">QADD8</text:p>
        <text:p text:style-name="P9">QADDSUBX</text:p>
        <text:p text:style-name="P9">QDADD</text:p>
        <text:p text:style-name="P9">QDSUB</text:p>
        <text:p text:style-name="P9">QSUB</text:p>
        <text:p text:style-name="P9">QSUB16</text:p>
        <text:p text:style-name="P9">QSUB8</text:p>
        <text:p text:style-name="P9">QSUBADDX</text:p>
        <text:p text:style-name="P9">REV</text:p>
        <text:p text:style-name="P9">REV16</text:p>
        <text:p text:style-name="P9">REVSH</text:p>
        <text:p text:style-name="P9">RFE</text:p>
        <text:p text:style-name="P9">RSB</text:p>
        <text:p text:style-name="P9">RSC</text:p>
        <text:p text:style-name="P9">SADD16</text:p>
        <text:p text:style-name="P9">SADD8</text:p>
        <text:p text:style-name="P9">SADDSUBX</text:p>
        <text:p text:style-name="P9">SBC</text:p>
        <text:p text:style-name="P9">SEL</text:p>
        <text:p text:style-name="P9">SETEND</text:p>
        <text:p text:style-name="P9">SHADD16</text:p>
        <text:p text:style-name="P9">SHADD8</text:p>
        <text:p text:style-name="P9">SHADDSUBX</text:p>
        <text:p text:style-name="P9">SHSUB16</text:p>
        <text:p text:style-name="P9">SHSUB8</text:p>
        <text:p text:style-name="P9">SHSUBADDX</text:p>
        <text:p text:style-name="P9">SMLA</text:p>
        <text:p text:style-name="P9">SMLAD</text:p>
        <text:p text:style-name="P9">SMLAL</text:p>
        <text:p text:style-name="P9">SMLALD</text:p>
        <text:p text:style-name="P9">SMLAW</text:p>
        <text:p text:style-name="P9">SMLSD</text:p>
        <text:p text:style-name="P9">SMLSLD</text:p>
        <text:p text:style-name="P9">SMMLA</text:p>
        <text:p text:style-name="P9">SMMLS</text:p>
        <text:p text:style-name="P9">SMMUL</text:p>
        <text:p text:style-name="P9">SMUAD</text:p>
        <text:p text:style-name="P9">SMUL</text:p>
        <text:p text:style-name="P9">SMULL</text:p>
        <text:p text:style-name="P9">SMULW</text:p>
        <text:p text:style-name="P9">SMUSD</text:p>
        <text:p text:style-name="P9">SRS</text:p>
        <text:p text:style-name="P9">SSAT</text:p>
        <text:p text:style-name="P9">SSAT16</text:p>
        <text:p text:style-name="P9">SSUB16</text:p>
        <text:p text:style-name="P9">SSUB8</text:p>
        <text:p text:style-name="P9">SSUBADDX</text:p>
        <text:p text:style-name="P9">STC</text:p>
        <text:p text:style-name="P9">STREX</text:p>
        <text:p text:style-name="P9">SWP</text:p>
        <text:p text:style-name="P9">SWPB</text:p>
        <text:p text:style-name="P9">SXTAB</text:p>
        <text:p text:style-name="P9">SXTAB16</text:p>
        <text:p text:style-name="P9">SXTAH</text:p>
        <text:p text:style-name="P9">SXTB</text:p>
        <text:p text:style-name="P9">SXTB16</text:p>
        <text:p text:style-name="P9">SXTH</text:p>
        <text:p text:style-name="P9">UADD16</text:p>
        <text:p text:style-name="P9">UADD8</text:p>
        <text:p text:style-name="P9">UADDSUBX</text:p>
        <text:p text:style-name="P9">UHADD16</text:p>
        <text:p text:style-name="P9">UHADD8</text:p>
        <text:p text:style-name="P9">UHADDSUBX</text:p>
        <text:p text:style-name="P9">UHSUB16</text:p>
        <text:p text:style-name="P9">UHSUB8</text:p>
        <text:p text:style-name="P9">UHSUBADDX</text:p>
        <text:p text:style-name="P9">UMAAL</text:p>
        <text:p text:style-name="P9">UMLAL</text:p>
        <text:p text:style-name="P9">UMULL</text:p>
        <text:p text:style-name="P9">UQADD16</text:p>
        <text:p text:style-name="P9">UQADD8</text:p>
        <text:p text:style-name="P9">UQADDSUBX</text:p>
        <text:p text:style-name="P9">UQSUB16</text:p>
        <text:p text:style-name="P9">UQSUB8</text:p>
        <text:p text:style-name="P9">UQSUBADDX</text:p>
        <text:p text:style-name="P9">USAD8</text:p>
        <text:p text:style-name="P9">USADA8</text:p>
        <text:p text:style-name="P9">USAT</text:p>
        <text:p text:style-name="P9">USAT16</text:p>
        <text:p text:style-name="P9">USUB16</text:p>
        <text:p text:style-name="P9">USUB8</text:p>
        <text:p text:style-name="P9">USUBADDX</text:p>
        <text:p text:style-name="P9">UXTAB</text:p>
        <text:p text:style-name="P9">UXTAB16</text:p>
        <text:p text:style-name="P9">UXTAH</text:p>
        <text:p text:style-name="P9">UXTB</text:p>
        <text:p text:style-name="P9">UXTB16</text:p>
        <text:p text:style-name="P9">UXTH</text:p>
      </text:section>
      <text:p text:style-name="P9"><text:soft-page-break/></text:p>
      <text:p text:style-name="P9"/>
      <text:p text:style-name="P9"/>
      <text:p text:style-name="P9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5T14:31:44.833713173</dc:date>
    <dc:creator>sellaml </dc:creator>
    <meta:generator>LibreOffice/4.2.4.2$Linux_X86_64 LibreOffice_project/420m0$Build-2</meta:generator>
    <meta:editing-duration>PT16M53S</meta:editing-duration>
    <meta:editing-cycles>5</meta:editing-cycles>
    <meta:document-statistic meta:table-count="0" meta:image-count="0" meta:object-count="0" meta:page-count="4" meta:paragraph-count="166" meta:word-count="215" meta:character-count="1152" meta:non-whitespace-character-count="1097"/>
  </office:meta>
</office:document-meta>
</file>